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0385ca" officeooo:paragraph-rsid="000385ca"/>
    </style:style>
    <style:style style:name="P2" style:family="paragraph" style:parent-style-name="Standard">
      <style:text-properties fo:font-weight="bold" officeooo:paragraph-rsid="000385ca" style:font-weight-asian="bold" style:font-weight-complex="bold"/>
    </style:style>
    <style:style style:name="P3" style:family="paragraph" style:parent-style-name="Standard">
      <style:text-properties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font-size="8pt" officeooo:paragraph-rsid="000385ca" style:font-size-asian="8pt" style:font-size-complex="8pt"/>
    </style:style>
    <style:style style:name="P5" style:family="paragraph" style:parent-style-name="Standard">
      <style:text-properties fo:font-size="8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paragraph-rsid="000385ca"/>
    </style:style>
    <style:style style:name="P7" style:family="paragraph" style:parent-style-name="Standard"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text-properties officeooo:rsid="000385ca" officeooo:paragraph-rsid="000385ca"/>
    </style:style>
    <style:style style:name="P9" style:family="paragraph" style:parent-style-name="Table_20_Contents">
      <style:text-properties officeooo:paragraph-rsid="000385ca"/>
    </style:style>
    <style:style style:name="P10" style:family="paragraph" style:parent-style-name="Table_20_Contents">
      <style:text-properties officeooo:rsid="000385ca" officeooo:paragraph-rsid="000385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385c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sentation Comments for __________________________________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0">Criteria</text:p>
          </table:table-cell>
          <table:table-cell table:style-name="Table1.A1" office:value-type="string">
            <text:p text:style-name="P10">Excellent</text:p>
          </table:table-cell>
          <table:table-cell table:style-name="Table1.A1" office:value-type="string">
            <text:p text:style-name="P10">Some Work Needed</text:p>
          </table:table-cell>
          <table:table-cell table:style-name="Table1.D1" office:value-type="string">
            <text:p text:style-name="P10">Needs a Lot of Work</text:p>
          </table:table-cell>
        </table:table-row>
        <table:table-row>
          <table:table-cell table:style-name="Table1.A2" office:value-type="string">
            <text:p text:style-name="P3">Appropriately targeted </text:p>
            <text:p text:style-name="P5">Audience, formality, purpose are appropriate for the task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<text:span text:style-name="T2">Introduction</text:span> </text:p>
            <text:p text:style-name="P5">Introduce self, topic, and provide a brief outline. Includes some sort of interest-getting hook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<text:span text:style-name="T2">Main Body </text:span></text:p>
            <text:p text:style-name="P7"><text:span text:style-name="T3">Technical details explained at the right level. Visuals used effectively and explained well. Focus is on what the audience needs/cares about.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<text:span text:style-name="T2">Conclusion</text:span> </text:p>
            <text:p text:style-name="P5">Summary, with actionable information. Thank the audience, and ask for questions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Timing and Delivery </text:p>
            <text:p text:style-name="P7"><text:span text:style-name="T3">Not reading from slides/script. Fills allotted time without going over. Visuals spaced to maintain attention. Volume is appropriate. Filler words aren't distracting. Nonverbal gestures aren't distracting.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  <text:p text:style-name="P1">Additional Comments: </text:p>
      <text:p text:style-name="P1"/>
      <text:p text:style-name="P1"/>
      <text:p text:style-name="P1"/>
      <text:p text:style-name="P1">Presentation Comments for __________________________________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8">Criteria</text:p>
          </table:table-cell>
          <table:table-cell table:style-name="Table2.A1" office:value-type="string">
            <text:p text:style-name="P8">Excellent</text:p>
          </table:table-cell>
          <table:table-cell table:style-name="Table2.A1" office:value-type="string">
            <text:p text:style-name="P8">Some Work Needed</text:p>
          </table:table-cell>
          <table:table-cell table:style-name="Table2.D1" office:value-type="string">
            <text:p text:style-name="P8">Needs a Lot of Work</text:p>
          </table:table-cell>
        </table:table-row>
        <table:table-row>
          <table:table-cell table:style-name="Table2.A2" office:value-type="string">
            <text:p text:style-name="P2">Appropriately targeted </text:p>
            <text:p text:style-name="P4">Audience, formality, purpose are appropriate for the task.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6"><text:span text:style-name="T2">Introduction</text:span> </text:p>
            <text:p text:style-name="P4">Introduce self, topic, and provide a brief outline. Includes some sort of interest-getting hook.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6"><text:span text:style-name="T2">Main Body </text:span></text:p>
            <text:p text:style-name="P6"><text:span text:style-name="T3">Technical details explained at the right level. Visuals used effectively and explained well. Focus is on what the audience needs/cares about.</text:span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6"><text:span text:style-name="T2">Conclusion</text:span> </text:p>
            <text:p text:style-name="P4">Summary, with actionable information. Thank the audience, and ask for questions.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2">Timing and Delivery </text:p>
            <text:p text:style-name="P6"><text:span text:style-name="T3">Not reading from slides/script. Fills allotted time without going over. Visuals spaced to maintain attention. Volume is appropriate. Filler words aren't distracting. Nonverbal gestures aren't distracting.</text:span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</table:table>
      <text:p text:style-name="P1"/>
      <text:p text:style-name="P1">Additional Comments: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4T18:08:14.312257658</meta:creation-date>
    <dc:date>2025-05-04T18:13:40.581733861</dc:date>
    <meta:editing-duration>PT5M26S</meta:editing-duration>
    <meta:editing-cycles>2</meta:editing-cycles>
    <meta:generator>LibreOffice/7.4.7.2$Linux_X86_64 LibreOffice_project/40$Build-2</meta:generator>
    <meta:document-statistic meta:table-count="2" meta:image-count="0" meta:object-count="0" meta:page-count="1" meta:paragraph-count="32" meta:word-count="210" meta:character-count="1578" meta:non-whitespace-character-count="1388"/>
  </office:meta>
</office:document-meta>
</file>